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88cm" svg:height="2.54cm" svg:x="4.91cm" svg:y="1cm">
          <text:p text:style-name="P1">Learn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498cm" svg:y1="2.27cm" svg:x2="12.951cm" svg:y2="2.294cm" draw:start-shape="id1" draw:start-glue-point="1" svg:d="M10498 2270l2453 24" svg:viewBox="0 0 2454 25">
          <text:p/>
        </draw:connector>
        <draw:connector draw:style-name="gr2" draw:text-style-name="P1" draw:layer="layout" draw:type="line" svg:x1="2.505cm" svg:y1="2.26cm" svg:x2="4.91cm" svg:y2="2.27cm" draw:end-shape="id1" svg:d="M2505 2260l2405 10" svg:viewBox="0 0 2406 11">
          <text:p/>
        </draw:connector>
        <draw:frame draw:style-name="gr3" draw:text-style-name="P2" draw:layer="layout" svg:width="2.339cm" svg:height="0.962cm" svg:x="1.047cm" svg:y="1.127cm">
          <draw:text-box>
            <text:p text:style-name="P2"><text:span text:style-name="T1">Model</text:span></text:p>
          </draw:text-box>
        </draw:frame>
        <draw:frame draw:style-name="gr3" draw:layer="layout" svg:width="1.878cm" svg:height="0.962cm" svg:x="1.481cm" svg:y="2.324cm">
          <draw:text-box>
            <text:p>(T,R)</text:p>
          </draw:text-box>
        </draw:frame>
        <draw:frame draw:style-name="gr3" draw:text-style-name="P2" draw:layer="layout" svg:width="2.373cm" svg:height="0.962cm" svg:x="11.073cm" svg:y="1.027cm">
          <draw:text-box>
            <text:p><text:span text:style-name="T1">Policy</text:span></text:p>
          </draw:text-box>
        </draw:frame>
        <draw:frame draw:style-name="gr3" draw:layer="layout" svg:width="1.361cm" svg:height="0.962cm" svg:x="11.181cm" svg:y="2.324cm">
          <draw:text-box>
            <text:p>(π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58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7T21:08:07.281191540</meta:creation-date>
    <dc:date>2015-01-17T21:27:12.323863272</dc:date>
    <meta:editing-duration>PT3M24S</meta:editing-duration>
    <meta:editing-cycles>1</meta:editing-cycles>
    <meta:document-statistic meta:object-count="7"/>
    <meta:generator>LibreOffice/4.2.7.2$Linux_X86_64 LibreOffice_project/420m0$Build-2</meta:generator>
  </office:meta>
</office:document-meta>
</file>